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8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80pt" fo:font-weight="bold"/>
    </style:style>
    <style:style style:name="P6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5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O Panie,</text:span><text:span text:style-name="T1"><text:line-break/></text:span><text:span text:style-name="T1">Ty nam dajesz</text:span><text:span text:style-name="T1"><text:line-break/></text:span><text:span text:style-name="T1">Ciało Swe i Krew /x2</text:span><text:span text:style-name="T1"><text:line-break/></text:span><text:span text:style-name="T1">Do Ciebie więc idziemy wciąż,</text:span><text:span text:style-name="T1"><text:line-break/></text:span><text:span text:style-name="T1">radosną nucąc pieśń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y jesteś Bogiem wiernym,</text:span><text:span text:style-name="T1"><text:line-break/></text:span><text:span text:style-name="T1">na wieczny czas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rzez dar Twojego Chleba,</text:span><text:span text:style-name="T1"><text:line-break/></text:span><text:span text:style-name="T1">dobry Boże nasz. /x2</text:span><text:span text:style-name="T1"><text:line-break/></text:span><text:span text:style-name="T1">Rodzinę bratnią czynisz z nas,</text:span><text:span text:style-name="T1"><text:line-break/></text:span><text:span text:style-name="T1">miłować uczysz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jesteś Bogiem wiernym,</text:span><text:span text:style-name="T1"><text:line-break/></text:span><text:span text:style-name="T1">na wieczny czas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3. To Twoje miłowanie</text:span><text:span text:style-name="T1"><text:line-break/></text:span><text:span text:style-name="T1">dało wolność nam. /x2</text:span><text:span text:style-name="T1"><text:line-break/></text:span><text:span text:style-name="T1">Chwalimy Święte Imię Boga,</text:span><text:span text:style-name="T1"><text:line-break/></text:span><text:span text:style-name="T1">jak uczyłeś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jesteś Bogiem wiernym,</text:span><text:span text:style-name="T1"><text:line-break/></text:span><text:span text:style-name="T1">na wieczny czas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1"><text:span text:style-name="T1">4. Tyś nam wyznaczył drogę,</text:span><text:span text:style-name="T1"><text:line-break/></text:span><text:span text:style-name="T1">wiodącą na Twój szlak. /x2</text:span><text:span text:style-name="T1"><text:line-break/></text:span><text:span text:style-name="T1">Idziemy więc, by radość nieść</text:span><text:span text:style-name="T1"><text:line-break/></text:span><text:span text:style-name="T1">tam, gdzie jej światu bra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jesteś Bogiem wiernym,</text:span><text:span text:style-name="T1"><text:line-break/></text:span><text:span text:style-name="T1">na wieczny czas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06:25</meta:creation-date>
    <dc:creator>Rafał Talacha</dc:creator>
    <dc:date>2009-01-27T10:58:26</dc:date>
    <dc:language>pl-PL</dc:language>
    <meta:editing-cycles>10</meta:editing-cycles>
    <meta:editing-duration>PT5M43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